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eeeeee" draw:textarea-horizontal-align="center" draw:textarea-vertical-align="middle" draw:auto-grow-height="false" fo:min-height="1.2cm" fo:min-width="8.5cm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1.01cm" fo:min-width="4.852cm" loext:decorative="false"/>
      <style:paragraph-properties style:writing-mode="lr-tb"/>
    </style:style>
    <style:style style:name="gr10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299cm" svg:y1="1.891cm" svg:x2="6.299cm" svg:y2="2.876cm">
          <text:p/>
        </draw:line>
        <draw:line draw:style-name="gr2" draw:text-style-name="P3" draw:layer="layout" svg:x1="6.299cm" svg:y1="8.389cm" svg:x2="6.299cm" svg:y2="9.374cm">
          <text:p/>
        </draw:line>
        <draw:line draw:style-name="gr2" draw:text-style-name="P3" draw:layer="layout" svg:x1="6.299cm" svg:y1="11.616cm" svg:x2="6.299cm" svg:y2="12.601cm">
          <text:p/>
        </draw:line>
        <draw:path draw:style-name="gr3" draw:text-style-name="P6" draw:layer="layout" svg:width="11.749cm" svg:height="3.249cm" draw:transform="skewX (0.0125663706143592) translate (0.500000000000002cm 2.85cm)" svg:viewBox="0 0 11750 3250" svg:d="M0 3250v-3250h11750v3250zM653 112v3138zM11097 112v3138z">
          <text:p text:style-name="P4"><text:span text:style-name="T1">n:=in</text:span><text:span text:style-name="T1">put_</text:span><text:span text:style-name="T1">value</text:span><text:span text:style-name="T1">("inp</text:span><text:span text:style-name="T1">ut", </text:span><text:span text:style-name="T1">"erro</text:span><text:span text:style-name="T1">r", </text:span><text:span text:style-name="T1">true, </text:span><text:span text:style-name="T1">0)</text:span></text:p>
          <text:p text:style-name="P4"><text:span text:style-name="T2">coun</text:span><text:span text:style-name="T2">t_x:=i</text:span><text:span text:style-name="T2">nput</text:span><text:span text:style-name="T2">_valu</text:span><text:span text:style-name="T2">e(</text:span><text:span text:style-name="T1">"in</text:span><text:span text:style-name="T1">put", </text:span><text:span text:style-name="T1">"erro</text:span><text:span text:style-name="T1">r", </text:span><text:span text:style-name="T1">true, </text:span><text:span text:style-name="T1">0)</text:span></text:p>
          <text:p text:style-name="P5"><text:span text:style-name="T1">x_val</text:span><text:span text:style-name="T1">ues[c</text:span><text:span text:style-name="T1">ount</text:span><text:span text:style-name="T1">_x]</text:span></text:p>
          <text:p text:style-name="P5"><text:span text:style-name="T1">f_x_c</text:span><text:span text:style-name="T1">math</text:span><text:span text:style-name="T1">[cou</text:span><text:span text:style-name="T1">nt_x]</text:span></text:p>
          <text:p text:style-name="P5"><text:span text:style-name="T1">f_x_</text:span><text:span text:style-name="T1">deco</text:span><text:span text:style-name="T1">mpo</text:span><text:span text:style-name="T1">sition</text:span><text:span text:style-name="T1">[cou</text:span><text:span text:style-name="T1">nt_x]</text:span></text:p>
        </draw:path>
        <draw:polygon draw:style-name="gr4" draw:text-style-name="P6" draw:layer="layout" svg:width="8.34cm" svg:height="1.312cm" svg:x="2.1cm" svg:y="7.087cm" svg:viewBox="0 0 8341 1313" draw:points="1936,0 6696,0 6672,7 8341,438 8341,1313 0,1313 0,501">
          <text:p text:style-name="P1"><text:span text:style-name="T1">for(i:=0; i&lt;count_x; i+</text:span><text:span text:style-name="T1">+)</text:span></text:p>
        </draw:polygon>
        <draw:line draw:style-name="gr2" draw:text-style-name="P3" draw:layer="layout" svg:x1="6.299cm" svg:y1="6.091cm" svg:x2="6.299cm" svg:y2="7.076cm">
          <text:p/>
        </draw:line>
        <draw:path draw:style-name="gr5" draw:text-style-name="P6" draw:layer="layout" svg:width="11.749cm" svg:height="2.349cm" svg:x="0.5cm" svg:y="9.4cm" svg:viewBox="0 0 11750 2350" svg:d="M0 2350v-2350h11750v2350zM653 81v2269zM11097 81v2269z">
          <text:p text:style-name="P7"><text:span text:style-name="T2">x:=input_value(</text:span><text:span text:style-name="T1">"input", "error", true, 0.1, 1)</text:span></text:p>
          <text:p text:style-name="P7"><text:span text:style-name="T1">x_values[i]:=x</text:span></text:p>
          <text:p text:style-name="P7"><text:span text:style-name="T1">f_x_cmath[i]:=with_cmath(x)</text:span></text:p>
          <text:p text:style-name="P7"><text:span text:style-name="T1">f_x_decomposition[i]:=with_decomposition(x</text:span><text:span text:style-name="T1">,n)</text:span></text:p>
        </draw:path>
        <draw:polygon draw:style-name="gr4" draw:text-style-name="P6" draw:layer="layout" svg:width="8.34cm" svg:height="1.312cm" draw:transform="rotate (-3.14159265358979) translate (10.649cm 13.862cm)" svg:viewBox="0 0 8341 1313" draw:points="1936,0 6696,0 6672,7 8341,438 8341,1313 0,1313 0,501">
          <text:p text:style-name="P1"><text:span text:style-name="T1"/></text:p>
        </draw:polygon>
        <draw:frame draw:style-name="gr6" draw:text-style-name="P9" draw:layer="layout" svg:width="5.595cm" svg:height="0.806cm" svg:x="3.655cm" svg:y="12.794cm">
          <draw:text-box>
            <text:p text:style-name="P8"><text:span text:style-name="T1">for(i:=0; i&lt;count_x; i++)</text:span></text:p>
          </draw:text-box>
        </draw:frame>
        <draw:line draw:style-name="gr7" draw:text-style-name="P3" draw:layer="layout" svg:x1="10.65cm" svg:y1="13.05cm" svg:x2="13.4cm" svg:y2="13.05cm">
          <text:p/>
        </draw:line>
        <draw:line draw:style-name="gr7" draw:text-style-name="P3" draw:layer="layout" svg:x1="13.4cm" svg:y1="13.098cm" svg:x2="13.4cm" svg:y2="8.749cm">
          <text:p/>
        </draw:line>
        <draw:line draw:style-name="gr8" draw:text-style-name="P3" draw:layer="layout" svg:x1="13.35cm" svg:y1="8.75cm" svg:x2="6.35cm" svg:y2="8.75cm">
          <text:p/>
        </draw:line>
        <draw:polygon draw:style-name="gr4" draw:text-style-name="P6" draw:layer="layout" svg:width="8.34cm" svg:height="1.312cm" svg:x="2.101cm" svg:y="14.888cm" svg:viewBox="0 0 8341 1313" draw:points="1936,0 6696,0 6672,7 8341,438 8341,1313 0,1313 0,501">
          <text:p text:style-name="P1"><text:span text:style-name="T1">for(i:=0; i&lt;count_x; i+</text:span><text:span text:style-name="T1">+)</text:span></text:p>
        </draw:polygon>
        <draw:line draw:style-name="gr2" draw:text-style-name="P3" draw:layer="layout" svg:x1="6.299cm" svg:y1="13.916cm" svg:x2="6.299cm" svg:y2="14.901cm">
          <text:p/>
        </draw:line>
        <draw:custom-shape draw:style-name="gr9" draw:text-style-name="P6" draw:layer="layout" svg:width="8.5cm" svg:height="2cm" svg:x="2cm" svg:y="17.25cm">
          <text:p text:style-name="P7"><text:span text:style-name="T2">в</text:span><text:span text:style-name="T2">ы</text:span><text:span text:style-name="T2">в</text:span><text:span text:style-name="T2">о</text:span><text:span text:style-name="T2">д(</text:span><text:span text:style-name="T2">x</text:span><text:span text:style-name="T2">_</text:span><text:span text:style-name="T2">v</text:span><text:span text:style-name="T2">al</text:span><text:span text:style-name="T2">u</text:span><text:span text:style-name="T2">e</text:span><text:span text:style-name="T2">s[</text:span><text:span text:style-name="T2">i],</text:span></text:p>
          <text:p text:style-name="P7"><text:span text:style-name="T2">f_</text:span><text:span text:style-name="T2">x</text:span><text:span text:style-name="T2">_</text:span><text:span text:style-name="T2">c</text:span><text:span text:style-name="T2">m</text:span><text:span text:style-name="T2">at</text:span><text:span text:style-name="T2">h[</text:span><text:span text:style-name="T2">i], </text:span><text:span text:style-name="T2">f_</text:span><text:span text:style-name="T2">x</text:span><text:span text:style-name="T2">_</text:span><text:span text:style-name="T2">d</text:span><text:span text:style-name="T2">e</text:span><text:span text:style-name="T2">c</text:span><text:span text:style-name="T2">o</text:span><text:span text:style-name="T2">m</text:span><text:span text:style-name="T2">p</text:span><text:span text:style-name="T2">o</text:span><text:span text:style-name="T2">si</text:span><text:span text:style-name="T2">ti</text:span><text:span text:style-name="T2">o</text:span><text:span text:style-name="T2">n[</text:span><text:span text:style-name="T2">i]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2" draw:text-style-name="P3" draw:layer="layout" svg:x1="6.299cm" svg:y1="16.216cm" svg:x2="6.299cm" svg:y2="17.201cm">
          <text:p/>
        </draw:line>
        <draw:line draw:style-name="gr2" draw:text-style-name="P3" draw:layer="layout" svg:x1="6.3cm" svg:y1="19.216cm" svg:x2="6.3cm" svg:y2="20.201cm">
          <text:p/>
        </draw:line>
        <draw:polygon draw:style-name="gr4" draw:text-style-name="P6" draw:layer="layout" svg:width="8.34cm" svg:height="1.312cm" draw:transform="rotate (-3.14159265358979) translate (10.65cm 21.462cm)" svg:viewBox="0 0 8341 1313" draw:points="1936,0 6696,0 6672,7 8341,438 8341,1313 0,1313 0,501">
          <text:p/>
        </draw:polygon>
        <draw:frame draw:style-name="gr6" draw:text-style-name="P9" draw:layer="layout" svg:width="5.595cm" svg:height="0.806cm" svg:x="3.656cm" svg:y="20.394cm">
          <draw:text-box>
            <text:p text:style-name="P8"><text:span text:style-name="T1">for(i:=0; i&lt;count_x; i++)</text:span></text:p>
          </draw:text-box>
        </draw:frame>
        <draw:line draw:style-name="gr7" draw:text-style-name="P3" draw:layer="layout" svg:x1="10.65cm" svg:y1="20.55cm" svg:x2="13.4cm" svg:y2="20.55cm">
          <text:p/>
        </draw:line>
        <draw:line draw:style-name="gr7" draw:text-style-name="P3" draw:layer="layout" svg:x1="13.325cm" svg:y1="20.601cm" svg:x2="13.325cm" svg:y2="16.749cm">
          <text:p/>
        </draw:line>
        <draw:line draw:style-name="gr10" draw:text-style-name="P3" draw:layer="layout" svg:x1="13.35cm" svg:y1="16.75cm" svg:x2="6.35cm" svg:y2="16.75cm">
          <text:p/>
        </draw:line>
        <draw:line draw:style-name="gr2" draw:text-style-name="P3" draw:layer="layout" svg:x1="6.299cm" svg:y1="21.491cm" svg:x2="6.299cm" svg:y2="22.476cm">
          <text:p/>
        </draw:line>
        <draw:custom-shape draw:style-name="gr1" draw:text-style-name="P2" draw:layer="layout" svg:width="6.488cm" svg:height="1.64cm" svg:x="3.086cm" svg:y="22.551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17T14:58:42.521413376</dc:date>
    <meta:editing-duration>PT12M48S</meta:editing-duration>
    <meta:editing-cycles>4</meta:editing-cycles>
    <meta:generator>LibreOffice/25.2.6.2$Linux_X86_64 LibreOffice_project/520$Build-2</meta:generator>
    <meta:document-statistic meta:object-count="25"/>
  </office:meta>
</office:document-meta>
</file>